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none" draw:fill-color="#1c1c1c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111111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Hej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Jag har försökt göra billjard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4" draw:layer="layout" svg:width="25.199cm" svg:height="13.859cm" svg:x="1.401cm" svg:y="4.914cm" presentation:class="outline" presentation:user-transformed="true">
          <draw:text-box>
            <text:list text:style-name="L2">
              <text:list-item>
                <text:p>Jag har valt att fokusera på hur kulan rör sig efter stöt.</text:p>
              </text:list-item>
              <text:list-item>
                <text:p>Kanske också kollision, om tid finns :(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ö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circle draw:style-name="gr2" draw:text-style-name="P2" draw:layer="layout" svg:width="9cm" svg:height="9cm" svg:x="9.2cm" svg:y="7.4cm">
          <text:p/>
        </draw:circle>
        <draw:frame draw:style-name="gr3" draw:text-style-name="P3" draw:layer="layout" svg:width="0.8cm" svg:height="0.963cm" svg:x="20.6cm" svg:y="10.8cm">
          <draw:text-box>
            <text:p><text:span text:style-name="T1">a</text:span></text:p>
          </draw:text-box>
        </draw:frame>
        <draw:frame draw:style-name="gr4" draw:text-style-name="P3" draw:layer="layout" svg:width="0.853cm" svg:height="0.963cm" svg:x="14.8cm" svg:y="5.8cm">
          <draw:text-box>
            <text:p><text:span text:style-name="T1">b</text:span></text:p>
          </draw:text-box>
        </draw:frame>
        <draw:line draw:style-name="gr5" draw:text-style-name="P2" draw:layer="layout" svg:x1="13.8cm" svg:y1="11.6cm" svg:x2="13.8cm" svg:y2="4.714cm">
          <text:p/>
        </draw:line>
        <draw:line draw:style-name="gr5" draw:text-style-name="P2" draw:layer="layout" svg:x1="13.8cm" svg:y1="11.6cm" svg:x2="21cm" svg:y2="11.6cm">
          <text:p/>
        </draw:line>
        <draw:ellipse draw:style-name="gr6" draw:text-style-name="P2" draw:layer="layout" svg:width="1.2cm" svg:height="1.4cm" svg:x="15.2cm" svg:y="8.4cm">
          <text:p/>
        </draw:ellipse>
        <draw:line draw:style-name="gr5" draw:text-style-name="P2" draw:layer="layout" svg:x1="19.4cm" svg:y1="6.4cm" svg:x2="16.4cm" svg:y2="8.8cm">
          <text:p/>
        </draw:line>
        <draw:frame draw:style-name="gr7" draw:text-style-name="P3" draw:layer="layout" svg:width="0.997cm" svg:height="0.963cm" svg:x="18.2cm" svg:y="7.6cm">
          <draw:text-box>
            <text:p><text:span text:style-name="T1">Q</text:span></text:p>
          </draw:text-box>
        </draw:frame>
        <draw:line draw:style-name="gr8" draw:text-style-name="P2" draw:layer="layout" svg:x1="16cm" svg:y1="8.4cm" svg:x2="8.4cm" svg:y2="2.8cm">
          <text:p/>
        </draw:line>
        <draw:line draw:style-name="gr8" draw:text-style-name="P2" draw:layer="layout" svg:x1="15.6cm" svg:y1="9.8cm" svg:x2="7.6cm" svg:y2="4.343cm">
          <text:p/>
        </draw:line>
        <draw:line draw:style-name="gr8" draw:text-style-name="P2" draw:layer="layout" svg:x1="16.4cm" svg:y1="9.4cm" svg:x2="8.8cm" svg:y2="4cm">
          <text:p/>
        </draw:line>
        <draw:ellipse draw:style-name="gr9" draw:text-style-name="P2" draw:layer="layout" svg:width="1.4cm" svg:height="2cm" svg:x="7.4cm" svg:y="2.6cm">
          <text:p/>
        </draw:ellipse>
        <draw:line draw:style-name="gr8" draw:text-style-name="P2" draw:layer="layout" svg:x1="7.8cm" svg:y1="5.4cm" svg:x2="7.8cm" svg:y2="7.6cm">
          <text:p/>
        </draw:line>
        <draw:line draw:style-name="gr8" draw:text-style-name="P2" draw:layer="layout" svg:x1="11cm" svg:y1="7.6cm" svg:x2="7.8cm" svg:y2="7.6cm">
          <text:p/>
        </draw:line>
        <draw:line draw:style-name="gr8" draw:text-style-name="P2" draw:layer="layout" svg:x1="7.8cm" svg:y1="5.4cm" svg:x2="11cm" svg:y2="7.6cm">
          <text:p/>
        </draw:line>
        <draw:rect draw:style-name="gr2" draw:text-style-name="P2" draw:layer="layout" svg:width="0.4cm" svg:height="0.4cm" svg:x="7.8cm" svg:y="7.2cm">
          <text:p/>
        </draw:rect>
        <draw:line draw:style-name="gr8" draw:text-style-name="P2" draw:layer="layout" svg:x1="10.4cm" svg:y1="7.2cm" svg:x2="10.2cm" svg:y2="7.6cm">
          <text:p/>
        </draw:line>
        <draw:frame draw:style-name="gr10" draw:text-style-name="P3" draw:layer="layout" svg:width="0.853cm" svg:height="1cm" svg:x="9.347cm" svg:y="6.8cm">
          <draw:text-box>
            <text:p><text:span text:style-name="T1">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ick to add titl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tifrån stötens parametrar beräknas vinkelhastighet och hastighet.</text:p>
              </text:list-item>
              <text:list-item>
                <text:p>Från det kan vi beräkna positione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itiala värden</text:p>
          </draw:text-box>
        </draw:frame>
        <draw:frame draw:style-name="gr11" draw:layer="layout" svg:width="10.03cm" svg:height="9.486cm" svg:x="8cm" svg:y="5cm" presentation:class="object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7" draw:layer="layout" svg:width="19.81cm" svg:height="0.963cm" svg:x="2.6cm" svg:y="18.6cm">
          <draw:text-box>
            <text:p>Det viktiga är vektorerna v och ω: hastigheten och vinkelhastigheten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lidande kula</text:p>
          </draw:text-box>
        </draw:frame>
        <draw:frame draw:style-name="gr11" draw:text-style-name="P2" draw:layer="layout" svg:width="3.243cm" svg:height="2.037cm" svg:x="10.693cm" svg:y="7.45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7" draw:layer="layout" svg:width="7.013cm" svg:height="0.963cm" svg:x="2.787cm" svg:y="9.237cm">
          <draw:text-box>
            <text:p>I glidande stadie gäller:</text:p>
          </draw:text-box>
        </draw:frame>
        <draw:frame draw:style-name="gr11" draw:text-style-name="P2" draw:layer="layout" svg:width="4.232cm" svg:height="2.157cm" svg:x="9.615cm" svg:y="11.2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7" draw:layer="layout" svg:width="16.808cm" svg:height="1.675cm" svg:x="2cm" svg:y="4.8cm">
          <draw:text-box>
            <text:list text:style-name="L1">
              <text:list-header>
                <text:p>Kulan är först glidande, och övergår senare till rullande. </text:p>
                <text:p>Kulan övergår när den relativa hastigheten (u) blir noll.</text:p>
              </text:list-header>
            </text:list>
          </draw:text-box>
        </draw:frame>
        <draw:frame draw:style-name="gr7" draw:layer="layout" svg:width="15.331cm" svg:height="0.963cm" svg:x="2.846cm" svg:y="14.837cm">
          <draw:text-box>
            <text:p>Där µ(s) är friktionskoefficienten för en glidande kula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4.2cm" svg:y="1.6cm" presentation:class="title" presentation:user-transformed="true">
          <draw:text-box>
            <text:p>Rullande kula</text:p>
          </draw:text-box>
        </draw:frame>
        <draw:frame draw:style-name="gr7" draw:layer="layout" svg:width="12.504cm" svg:height="0.963cm" svg:x="2.2cm" svg:y="4.8cm">
          <draw:text-box>
            <text:p>När kulan övergår till rullande stadie gäller:</text:p>
          </draw:text-box>
        </draw:frame>
        <draw:frame draw:style-name="gr11" draw:text-style-name="P2" draw:layer="layout" svg:width="2.86cm" svg:height="2.161cm" svg:x="12.6cm" svg:y="6.439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2" draw:layer="layout" svg:width="14.685cm" svg:height="1.675cm" svg:x="2.6cm" svg:y="9.6cm">
          <draw:text-box>
            <text:p>Där µ(r) är den rullande kulans friktionskoefficient. <text:s/>µ(s) och µ(r) har generellt inte samma värd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å det är det jag har gjor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g använd euler-integrering.</text:p>
              </text:list-item>
              <text:list-item>
                <text:p>Formlerna som står ovan funkar även för integrering (för implementationen), med modifikation. Det verkar fungera i alla fall, det ger samma resulta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ick to add tex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lick to add text</text:p>
              </text:list-item>
              <text:list-item>
                <text:p>Unity-demo (eller? :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bastian Zander</meta:initial-creator>
    <meta:creation-date>2014-12-15T18:18:52.47</meta:creation-date>
    <meta:editing-duration>PT1H55M47S</meta:editing-duration>
    <meta:editing-cycles>4</meta:editing-cycles>
    <dc:date>2014-12-17T17:11:12.58</dc:date>
    <dc:creator>Sebastian Zander</dc:creator>
    <meta:generator>OpenOffice/4.0.0$Win32 OpenOffice.org_project/400m3$Build-9702</meta:generator>
    <meta:document-statistic meta:object-count="83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c</mi>
              <mo stretchy="false">=</mo>
              <mfenced open="∣" close="∣">
                <mrow>
                  <msqrt>
                    <mrow>
                      <mrow>
                        <mrow>
                          <msup>
                            <mi>R</mi>
                            <mrow>
                              <mn>2</mn>
                            </mrow>
                          </msup>
                          <mo stretchy="false">−</mo>
                          <msup>
                            <mi>a</mi>
                            <mrow>
                              <mn>2</mn>
                            </mrow>
                          </msup>
                        </mrow>
                        <mo stretchy="false">−</mo>
                        <msup>
                          <mi>b</mi>
                          <mrow>
                            <mn>2</mn>
                          </mrow>
                        </msup>
                      </mrow>
                    </mrow>
                  </msqrt>
                </mrow>
              </mfenced>
            </mrow>
          </mrow>
        </mtd>
      </mtr>
      <mtr>
        <mtd/>
      </mtr>
      <mtr>
        <mtd>
          <mrow>
            <mrow>
              <mover accent="true">
                <mi>v</mi>
                <mo stretchy="false">⃗</mo>
              </mover>
              <mo stretchy="false">=</mo>
              <mrow>
                <mo stretchy="false">(</mo>
                <mrow>
                  <mn>0,</mn>
                  <mfrac>
                    <mrow>
                      <mrow>
                        <mo stretchy="false">−</mo>
                        <mi>F</mi>
                      </mrow>
                    </mrow>
                    <mrow>
                      <mi>m</mi>
                    </mrow>
                  </mfrac>
                  <mi>cos</mi>
                  <mi>θ</mi>
                  <mi>,</mi>
                  <mfrac>
                    <mrow>
                      <mrow>
                        <mo stretchy="false">−</mo>
                        <mi>F</mi>
                      </mrow>
                    </mrow>
                    <mrow>
                      <mi>m</mi>
                    </mrow>
                  </mfrac>
                  <mi>sin</mi>
                  <mi>θ</mi>
                </mrow>
                <mo stretchy="false">)</mo>
              </mrow>
            </mrow>
          </mrow>
        </mtd>
      </mtr>
      <mtr>
        <mtd/>
      </mtr>
      <mtr>
        <mtd>
          <mrow>
            <mrow>
              <mi>F</mi>
              <mo stretchy="false">=</mo>
              <mfrac>
                <mrow>
                  <msub>
                    <mn>2mV</mn>
                    <mrow>
                      <mn>0</mn>
                    </mrow>
                  </msub>
                </mrow>
                <mrow>
                  <mrow>
                    <mrow>
                      <mn>1</mn>
                      <mo stretchy="false">+</mo>
                      <mfrac>
                        <mrow>
                          <mi>m</mi>
                        </mrow>
                        <mrow>
                          <mi>M</mi>
                        </mrow>
                      </mfrac>
                    </mrow>
                    <mo stretchy="false">+</mo>
                    <mfrac>
                      <mrow>
                        <mn>5</mn>
                      </mrow>
                      <mrow>
                        <msup>
                          <mn>2R</mn>
                          <mrow>
                            <mn>2</mn>
                          </mrow>
                        </msup>
                      </mrow>
                    </mfrac>
                  </mrow>
                  <mrow>
                    <mo stretchy="false">(</mo>
                    <mrow>
                      <mrow>
                        <msup>
                          <mi>a</mi>
                          <mrow>
                            <mn>2</mn>
                          </mrow>
                        </msup>
                        <mo stretchy="false">+</mo>
                        <msup>
                          <mi>b</mi>
                          <mrow>
                            <mn>2</mn>
                          </mrow>
                        </msup>
                      </mrow>
                      <msup>
                        <mi>cos</mi>
                        <mrow>
                          <mn>2</mn>
                        </mrow>
                      </msup>
                      <mrow>
                        <mi>θ</mi>
                        <mo stretchy="false">+</mo>
                        <msup>
                          <mi>c</mi>
                          <mrow>
                            <mn>2</mn>
                          </mrow>
                        </msup>
                      </mrow>
                      <msup>
                        <mi>sin</mi>
                        <mrow>
                          <mn>2</mn>
                        </mrow>
                      </msup>
                      <mrow>
                        <mi>θ</mi>
                        <mo stretchy="false">−</mo>
                        <mn>2bc</mn>
                      </mrow>
                      <mi>cos</mi>
                      <mi>θ</mi>
                      <mi>sin</mi>
                      <mi>θ</mi>
                    </mrow>
                    <mo stretchy="false">)</mo>
                  </mrow>
                </mrow>
              </mfrac>
            </mrow>
          </mrow>
        </mtd>
      </mtr>
      <mtr>
        <mtd/>
      </mtr>
      <mtr>
        <mtd>
          <mrow>
            <mi mathvariant="italic">där</mi>
            <mi>m</mi>
            <mi mathvariant="italic">är</mi>
            <mi mathvariant="italic">kulans</mi>
            <mi mathvariant="italic">massa</mi>
            <mi mathvariant="italic">och</mi>
            <mi>M</mi>
            <mi mathvariant="italic">är</mi>
            <mi mathvariant="italic">köns</mi>
            <mi mathvariant="italic">massa.</mi>
          </mrow>
        </mtd>
      </mtr>
      <mtr>
        <mtd/>
      </mtr>
      <mtr>
        <mtd>
          <mrow>
            <mrow>
              <mover accent="true">
                <mi>ω</mi>
                <mo stretchy="false">⃗</mo>
              </mover>
              <mo stretchy="false">=</mo>
              <mfrac>
                <mrow>
                  <mn>1</mn>
                </mrow>
                <mrow>
                  <mi>I</mi>
                </mrow>
              </mfrac>
            </mrow>
            <mrow>
              <mo stretchy="false">(</mo>
              <mrow>
                <mrow>
                  <mo stretchy="false">−</mo>
                  <mi mathvariant="italic">cF</mi>
                </mrow>
                <msup>
                  <mi>sin</mi>
                  <mrow>
                    <mn>2</mn>
                  </mrow>
                </msup>
                <mrow>
                  <mi>θ</mi>
                  <mo stretchy="false">+</mo>
                  <mi mathvariant="italic">bF</mi>
                </mrow>
                <mi>cos</mi>
                <mi>θ</mi>
                <mi>,</mi>
                <mi mathvariant="italic">aF</mi>
                <mi>sin</mi>
                <mi>θ</mi>
                <mrow>
                  <mi>,</mi>
                  <mo stretchy="false">−</mo>
                  <mi mathvariant="italic">aF</mi>
                </mrow>
                <mi>cos</mi>
                <mi>θ</mi>
              </mrow>
              <mo stretchy="false">)</mo>
            </mrow>
          </mrow>
        </mtd>
      </mtr>
      <mtr>
        <mtd/>
      </mtr>
      <mtr>
        <mtd>
          <mrow>
            <mrow>
              <mi>I</mi>
              <mo stretchy="false">=</mo>
              <mfrac>
                <mrow>
                  <mn>2</mn>
                </mrow>
                <mrow>
                  <mn>5</mn>
                </mrow>
              </mfrac>
            </mrow>
            <msup>
              <mi mathvariant="italic">mR</mi>
              <mrow>
                <mn>2</mn>
              </mrow>
            </msup>
          </mrow>
        </mtd>
      </mtr>
      <mtr>
        <mtd/>
      </mtr>
      <mtr>
        <mtd>
          <mrow>
            <mi>I</mi>
            <mi mathvariant="italic">är</mi>
            <mi mathvariant="italic">tröthetsmomentet</mi>
          </mrow>
        </mtd>
      </mtr>
    </mtable>
    <annotation encoding="StarMath 5.0">c = abs{sqrt{R^{2} - a^{2} - b^{2}}} newline newline
 
vec v = (0, {-F} over {m} cos θ, {-F} over {m} sin θ) newline newline 

F = {2mV_{0}} over {1 + {m} over {M} + {5} over {2R^{2}}(a^{2} + b^{2} cos^{2} θ + c^{2} sin^{2} θ - 2bc cos θ sin θ)} newline newline

där m är kulans massa och M är köns massa. newline newline

vec ω = {1} over {I} (-cF sin^{2} θ + bF cos θ, aF sin θ, -aF cos θ)newline newline

I = {2} over {5}mR^{2} newline newline

I är tröthetsmomentet
</annotation>
  </semantics>
</math>
</file>

<file path=Object 2/content.xml><?xml version="1.0" encoding="utf-8"?>
<math xmlns="http://www.w3.org/1998/Math/MathML">
  <semantics>
    <mtable>
      <mtr>
        <mtd>
          <mrow>
            <mrow>
              <mover accent="true">
                <msub>
                  <mi>u</mi>
                  <mrow>
                    <mi>t</mi>
                  </mrow>
                </msub>
                <mo stretchy="false">⃗</mo>
              </mover>
              <mo stretchy="false">=</mo>
              <mrow>
                <mover accent="true">
                  <msub>
                    <mi>u</mi>
                    <mrow>
                      <mn>0</mn>
                    </mrow>
                  </msub>
                  <mo stretchy="false">⃗</mo>
                </mover>
                <mo stretchy="false">−</mo>
                <mfrac>
                  <mrow>
                    <mn>7</mn>
                  </mrow>
                  <mrow>
                    <mn>2</mn>
                  </mrow>
                </mfrac>
              </mrow>
            </mrow>
            <msub>
              <mi>µ</mi>
              <mrow>
                <mi>s</mi>
              </mrow>
            </msub>
            <mi>g</mi>
            <mi>t</mi>
            <mover accent="true">
              <msub>
                <mi>u</mi>
                <mrow>
                  <mn>0</mn>
                </mrow>
              </msub>
              <mo stretchy="false">̂</mo>
            </mover>
          </mrow>
        </mtd>
      </mtr>
      <mtr>
        <mtd/>
      </mtr>
    </mtable>
    <annotation encoding="StarMath 5.0">vec u_{t} = vec u_{0} - {7} over {2} µ_{s}g t hat u_{0} newline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over accent="true">
                <msub>
                  <mi>v</mi>
                  <mrow>
                    <mi>t</mi>
                  </mrow>
                </msub>
                <mo stretchy="false">⃗</mo>
              </mover>
              <mo stretchy="false">=</mo>
              <mrow>
                <mover accent="true">
                  <msub>
                    <mi>v</mi>
                    <mrow>
                      <mn>0</mn>
                    </mrow>
                  </msub>
                  <mo stretchy="false">⃗</mo>
                </mover>
                <mo stretchy="false">−</mo>
                <msub>
                  <mi>µ</mi>
                  <mrow>
                    <mi>s</mi>
                  </mrow>
                </msub>
              </mrow>
            </mrow>
            <mi>g</mi>
            <mi>t</mi>
            <mover accent="true">
              <msub>
                <mi>u</mi>
                <mrow>
                  <mn>0</mn>
                </mrow>
              </msub>
              <mo stretchy="false">̂</mo>
            </mover>
          </mrow>
        </mtd>
      </mtr>
      <mtr>
        <mtd/>
      </mtr>
      <mtr>
        <mtd>
          <mrow>
            <mrow>
              <mover accent="true">
                <msub>
                  <mi>ω</mi>
                  <mrow>
                    <mi>t</mi>
                  </mrow>
                </msub>
                <mo stretchy="false">⃗</mo>
              </mover>
              <mo stretchy="false">=</mo>
              <mrow>
                <mover accent="true">
                  <msub>
                    <mi>ω</mi>
                    <mrow>
                      <mn>0</mn>
                    </mrow>
                  </msub>
                  <mo stretchy="false">⃗</mo>
                </mover>
                <mo stretchy="false">−</mo>
                <mfrac>
                  <mrow>
                    <msub>
                      <mn>5µ</mn>
                      <mrow>
                        <mi>s</mi>
                      </mrow>
                    </msub>
                    <mi>g</mi>
                  </mrow>
                  <mrow>
                    <mn>2R</mn>
                  </mrow>
                </mfrac>
              </mrow>
            </mrow>
            <mi>t</mi>
            <mrow>
              <mo stretchy="false">(</mo>
              <mrow>
                <mrow>
                  <mover accent="true">
                    <mi>k</mi>
                    <mo stretchy="false">̂</mo>
                  </mover>
                  <mo stretchy="false">×</mo>
                  <mover accent="true">
                    <msub>
                      <mi>u</mi>
                      <mrow>
                        <mn>0</mn>
                      </mrow>
                    </msub>
                    <mo stretchy="false">̂</mo>
                  </mover>
                </mrow>
              </mrow>
              <mo stretchy="false">)</mo>
            </mrow>
          </mrow>
        </mtd>
      </mtr>
    </mtable>
    <annotation encoding="StarMath 5.0">vec v_{t} = vec v_{0} - µ_{s} g t hat u_{0} newline newline

vec ω_{t} = vec ω_{0} - {5µ_{s}g} over {2R}t(hat k times hat u_{0})</annotation>
  </semantics>
</math>
</file>

<file path=Object 4/content.xml><?xml version="1.0" encoding="utf-8"?>
<math xmlns="http://www.w3.org/1998/Math/MathML">
  <semantics>
    <mtable>
      <mtr>
        <mtd>
          <mrow>
            <mrow>
              <mover accent="true">
                <msub>
                  <mi>v</mi>
                  <mrow>
                    <mi>t</mi>
                  </mrow>
                </msub>
                <mo stretchy="false">⃗</mo>
              </mover>
              <mo stretchy="false">=</mo>
              <mrow>
                <mover accent="true">
                  <msub>
                    <mi>v</mi>
                    <mrow>
                      <mn>0</mn>
                    </mrow>
                  </msub>
                  <mo stretchy="false">⃗</mo>
                </mover>
                <mo stretchy="false">−</mo>
                <msub>
                  <mi>µ</mi>
                  <mrow>
                    <mi>r</mi>
                  </mrow>
                </msub>
              </mrow>
            </mrow>
            <mi>g</mi>
            <mi>t</mi>
            <mover accent="true">
              <msub>
                <mi>v</mi>
                <mrow>
                  <mn>0</mn>
                </mrow>
              </msub>
              <mo stretchy="false">̂</mo>
            </mover>
          </mrow>
        </mtd>
      </mtr>
      <mtr>
        <mtd/>
      </mtr>
      <mtr>
        <mtd>
          <mrow>
            <mrow>
              <mfenced open="∣" close="∣">
                <mrow>
                  <mover accent="true">
                    <msub>
                      <mi>ω</mi>
                      <mrow>
                        <mi>s</mi>
                      </mrow>
                    </msub>
                    <mo stretchy="false">⃗</mo>
                  </mover>
                </mrow>
              </mfenced>
              <mo stretchy="false">=</mo>
              <mfrac>
                <mrow>
                  <mfenced open="∣" close="∣">
                    <mrow>
                      <mover accent="true">
                        <msub>
                          <mi>v</mi>
                          <mrow>
                            <mi>t</mi>
                          </mrow>
                        </msub>
                        <mo stretchy="false">⃗</mo>
                      </mover>
                    </mrow>
                  </mfenced>
                </mrow>
                <mrow>
                  <mi>R</mi>
                </mrow>
              </mfrac>
            </mrow>
          </mrow>
        </mtd>
      </mtr>
    </mtable>
    <annotation encoding="StarMath 5.0">vec v_{t} = vec v_{0} - µ_{r}g t hat v_{0} newline newline

abs{vec ω_{s}} = {abs{vec v_{t} } } over {R}</annotation>
  </semantics>
</math>
</file>